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A84D034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24cm, 4.793cm, 13.097cm, 1.14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08cm" svg:height="23.3cm" svg:x="0.892cm" svg:y="2.091cm">
          <draw:image xlink:href="Pictures/10000000000005E8000007E09A84D03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48:29.020990020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